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6" svg:font-family="Ebrima"/>
    <style:font-face style:name="Ebrima3" svg:font-family="Ebrima" style:font-adornments="Regular"/>
    <style:font-face style:name="Ebrima4" svg:font-family="Ebrima" style:font-adornments="Standard"/>
    <style:font-face style:name="Calibri3" svg:font-family="Calibri" style:font-adornments="Regular" style:font-family-generic="swiss"/>
    <style:font-face style:name="Ebrima5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8pt" style:font-size-complex="28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8pt" style:font-size-asian="40pt" style:font-size-complex="4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Calibri3" style:font-name-asian="Calibri3" style:font-name-complex="Calibri3"/>
    </style:style>
    <style:style style:name="T3" style:family="text">
      <style:text-properties style:font-name="Calibri2" style:font-name-asian="Calibri3" style:font-name-complex="Calibri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6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7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8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9" style:family="text">
      <style:text-properties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0" style:family="text">
      <style:text-properties style:font-name-asian="Calibri3" style:font-name-complex="Calibri3"/>
    </style:style>
    <style:style style:name="T11" style:family="text">
      <style:text-properties style:text-position="33% 58%" style:font-name="Calibri2" style:font-name-asian="Calibri3" style:font-name-complex="Calibri3"/>
    </style:style>
    <style:style style:name="T12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22pt" style:font-size-asian="28pt" style:font-size-complex="28pt"/>
    </style:style>
    <style:style style:name="T15" style:family="text">
      <style:text-properties fo:font-size="22pt" fo:font-style="italic" style:font-size-asian="28pt" style:font-style-asian="italic" style:font-size-complex="28pt" style:font-style-complex="italic"/>
    </style:style>
    <style:style style:name="T16" style:family="text">
      <style:text-properties style:text-position="-33% 58%" fo:font-size="22pt" style:font-size-asian="28pt" style:font-size-complex="28pt"/>
    </style:style>
    <style:style style:name="T17" style:family="text">
      <style:text-properties fo:font-size="24pt" style:font-size-asian="32pt" style:font-size-complex="32pt"/>
    </style:style>
    <style:style style:name="T18" style:family="text">
      <style:text-properties fo:font-size="32pt" style:font-size-asian="44pt" style:font-size-complex="44pt"/>
    </style:style>
    <style:style style:name="T19" style:family="text">
      <style:text-properties style:font-name="Ebrima4" style:font-name-asian="Ebrima4" style:font-name-complex="Ebrima4"/>
    </style:style>
    <style:style style:name="T20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1" style:family="text">
      <style:text-properties fo:font-size="28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Stromdichte und Stromstärke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Stromdichte ist der Vektor, dessen Richtung durch die Bewegungsrichtung der elektrischen Ladung gegeben ist und dessen Betrag der pro Zeiteinheit durch die Flächeneinheit senkrecht zur Stromrichtung transportierten Ladung entspricht.</text:p>
            <text:p/>
            <text:p>Die Stromstärke ist die den Leiterquerschnitt in der Zeiteinheit durchsetzende Ladungsmeng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ie Kontinuitätsgleichung?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Sie ist unmittelbar mit dem Ladungserhaltungssatz verknüpft. In der Magnetostatik interessiert nur der stationäre Fall<text:tab/><text:tab/><text:tab/>, was zwangsläufig div <text:span text:style-name="T1">j</text:span> <text:span text:style-name="T2">≡</text:span><text:span text:style-name="T3"> 0 nach sich zieht.</text:span></text:p>
          </draw:text-box>
        </draw:frame>
        <draw:frame draw:style-name="gr2" draw:text-style-name="P2" draw:layer="layout" svg:width="5.556cm" svg:height="1.997cm" svg:x="11.221cm" svg:y="6.501cm">
          <text:p/>
          <draw:object xlink:href="../Kontinuitätsgleichung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.022cm" svg:height="1.997cm" svg:x="20.088cm" svg:y="10.151cm">
          <text:p/>
          <draw:object xlink:href="../stationärer%20Fall%20der%20Kontinuitätsgleich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eiten Sie die Kirchhoff ’sche Knotenregel ab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10.612cm" svg:height="5.387cm" svg:x="8.693cm" svg:y="7.806cm">
          <text:p/>
          <draw:object xlink:href="../Kirchhoff'sche%20Knotenregel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Ohm’sche Gese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4">U</text:span> = <text:span text:style-name="T4">I</text:span> <text:span text:style-name="T2">∙</text:span><text:span text:style-name="T3"> </text:span><text:span text:style-name="T5">R</text:span></text:p>
            <text:p><text:span text:style-name="T6"/></text:p>
            <text:p><text:span text:style-name="T6">Der in einem elektrischen Leiter fließende Strom </text:span><text:span text:style-name="T5">I</text:span><text:span text:style-name="T6"> ist der angelegten Spannung </text:span><text:span text:style-name="T5">U</text:span><text:span text:style-name="T6"> proportional.</text:span></text:p>
            <text:p><text:span text:style-name="T6">Die elektrische Leitfähigkeit </text:span><text:span text:style-name="T7">σ</text:span><text:span text:style-name="T6">(</text:span><text:span text:style-name="T8">r</text:span><text:span text:style-name="T6">) hängt nicht vom Feld </text:span><text:span text:style-name="T8">E</text:span><text:span text:style-name="T6"> ab.</text:span></text:p>
            <text:p><text:span text:style-name="T6"/></text:p>
            <text:p><text:span text:style-name="T6">ACHTUNG: </text:span><text:span text:style-name="T7">σ</text:span><text:span text:style-name="T6">(</text:span><text:span text:style-name="T8">r</text:span><text:span text:style-name="T6">) ist hier nicht die Flächenladungsdichte, sondern die elektrische Leitfähig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Ohm’sche Gesetz in lokalen Größen formul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9">j</text:span><text:span text:style-name="T10">(</text:span><text:span text:style-name="T9">r</text:span><text:span text:style-name="T10">) = </text:span><text:span text:style-name="T2">σ</text:span><text:span text:style-name="T3">(</text:span><text:span text:style-name="T8">r</text:span><text:span text:style-name="T3">) </text:span><text:span text:style-name="T2">∙</text:span><text:span text:style-name="T3"> </text:span><text:span text:style-name="T8">E</text:span><text:span text:style-name="T3">(</text:span><text:span text:style-name="T8">r</text:span><text:span text:style-name="T3">)</text:span></text:p>
            <text:p><text:span text:style-name="T3"/></text:p>
            <text:p><text:span text:style-name="T3">Die Stromdichte </text:span><text:span text:style-name="T8">j</text:span><text:span text:style-name="T3">(</text:span><text:span text:style-name="T8">r</text:span><text:span text:style-name="T3">)</text:span><text:span text:style-name="T3"> ist der elektrischen Feldstärke </text:span><text:span text:style-name="T8">E</text:span><text:span text:style-name="T3">(</text:span><text:span text:style-name="T8">r</text:span><text:span text:style-name="T3">) und der elektrischen Leitfähigkeit </text:span><text:span text:style-name="T2">σ</text:span><text:span text:style-name="T3">(</text:span><text:span text:style-name="T8">r</text:span><text:span text:style-name="T3">) proportional</text:span></text:p>
            <text:p><text:span text:style-name="T3"/></text:p>
            <text:p><text:span text:style-name="T6">ACHTUNG: </text:span><text:span text:style-name="T7">σ</text:span><text:span text:style-name="T6">(</text:span><text:span text:style-name="T8">r</text:span><text:span text:style-name="T6">) ist hier nicht die Flächenladungsdichte, sondern die elektrische Leitfähig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er elektrische Widerstand <text:span text:style-name="T4">R</text:span> eine Materialkonstante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Nein,</text:p>
            <text:p>er hängt von den Abmessungen des elektrischen Leiters sowie der Temperatur ab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spezifische elektrische Widerstand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er spezifische elektrische Widerstand <text:span text:style-name="T2">ρ</text:span><text:span text:style-name="T3">(</text:span><text:span text:style-name="T8">r</text:span><text:span text:style-name="T3">)</text:span> ist die reziproke elektrische Leitfähigkeit, also:</text:p>
            <text:p/>
            <text:p><text:span text:style-name="T2">ρ</text:span><text:span text:style-name="T3">(</text:span><text:span text:style-name="T8">r</text:span><text:span text:style-name="T3">) = </text:span><text:span text:style-name="T2">σ</text:span><text:span text:style-name="T11">-1</text:span><text:span text:style-name="T3">(</text:span><text:span text:style-name="T8">r</text:span><text:span text:style-name="T3">)</text:span></text:p>
            <text:p><text:span text:style-name="T3"/></text:p>
            <text:p><text:span text:style-name="T3"/></text:p>
            <text:p><text:span text:style-name="T3">ACHTUNG: </text:span><text:span text:style-name="T2">ρ entspricht hier nicht der Ladungsdichte </text:span><text:span text:style-name="T12">ρ</text:span><text:span text:style-name="T2">, so wie σ nicht der Flächenladungsdichte </text:span><text:span text:style-name="T12">σ</text:span><text:span text:style-name="T2"> entsprich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tromfad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inen linienförmigen Strom <text:span text:style-name="T4">I</text:span> längs eines Weges <text:span text:style-name="T4">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groß ist die von einem Feld <text:span text:style-name="T1">E</text:span> an einer Ladungsdichte bewirkte Leist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3">d</text:span><text:span text:style-name="T4">P</text:span> = <text:span text:style-name="T1">E</text:span>(<text:span text:style-name="T1">r</text:span>) <text:span text:style-name="T2">∙</text:span><text:span text:style-name="T3"> </text:span><text:span text:style-name="T8">j</text:span><text:span text:style-name="T3">(</text:span><text:span text:style-name="T8">r</text:span><text:span text:style-name="T3">) d</text:span><text:span text:style-name="T11">3</text:span><text:span text:style-name="T5">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Verlustleist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 Beobachtung bildet die Grundlage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25.199cm" svg:height="3.506cm" svg:x="1.4cm" svg:y="0.83cm" presentation:class="title" presentation:user-transformed="true">
          <draw:text-box>
            <text:p><text:span text:style-name="T14">Formulieren Sie die Kraft zwischen zwei von stationären Strömen </text:span><text:span text:style-name="T15">I</text:span><text:span text:style-name="T16">1</text:span><text:span text:style-name="T14"> und </text:span><text:span text:style-name="T15">I</text:span><text:span text:style-name="T16">2</text:span><text:span text:style-name="T14"> durchflossenen Leiterschleifen </text:span><text:span text:style-name="T15">C</text:span><text:span text:style-name="T16">1</text:span><text:span text:style-name="T14">, </text:span><text:span text:style-name="T15">C</text:span><text:span text:style-name="T16">2</text:span><text:span text:style-name="T14">. Gilt </text:span><text:span text:style-name="T15">actio gleich reactio</text:span><text:span text:style-name="T14">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7">Wie kann man die Kraftwirkung zwischen Strömen zur Festlegung der Maßeinheit des elektrischen Stromes ausnutz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ist die magnetische Induktion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<text:span text:style-name="T1">A</text:span>-Linien eines geraden Leiter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Kraft und welches Drehmoment werden von einer magnetischen Induktion <text:span text:style-name="T1">A</text:span>(<text:span text:style-name="T1">n</text:span>) auf eine Stromdichte <text:span text:style-name="T1">j</text:span>(<text:span text:style-name="T1">n</text:span>) ausgeüb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xwell-Gleichungen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8">Was besagt das Ampère'sche Durchflutungsgesetz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as Vektorpotential mit der Stromdichte zusamm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Eichtransformatio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Coulomb-Eichung festgeleg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Grundaufgabe der Magnetostatik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as magnetische Moment einer Stromdichte <text:span text:style-name="T1">j</text:span>(<text:span text:style-name="T1">n</text:span>)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estalt hat <text:span text:style-name="T1">A</text:span> hinreichend weit vom <text:span text:style-name="T1">j</text:span> <text:span text:style-name="T19">≠ </text:span>0‑Gebiet entfern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magnetische Moment eines beliebigen, geschlossenen, ebenen Stromkreise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Kraft übt ein homogenes Magnetfeld auf eine stationäre Stromverteilung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otenzielle Energie besitzt ein magnetisches Moment <text:span text:style-name="T1">m</text:span> im Feld der magnetischen Induktion <text:span text:style-name="T1">A</text:span>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Magnetisierungsstromdichte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4" draw:layer="layout" svg:width="25.199cm" svg:height="3.506cm" svg:x="1.4cm" svg:y="0.832cm" presentation:class="title" presentation:user-transformed="true">
          <draw:text-box>
            <text:p><text:span text:style-name="T17">Was versteht man unter der Magnetisierung? Welcher Zusammenhang besteht zwischen Magnetisierung, Magnetfeld und magnetischer Induktio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kroskopischen Maxwell‑Gleichungen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7">Welche Analogien bestehen zwischen den Feldgrößen </text:span><text:span text:style-name="T20">E</text:span><text:span text:style-name="T17">, </text:span><text:span text:style-name="T20">D</text:span><text:span text:style-name="T17"> und </text:span><text:span text:style-name="T20">P</text:span><text:span text:style-name="T17"> der Elektrostatik und </text:span><text:span text:style-name="T20">A</text:span><text:span text:style-name="T17">, </text:span><text:span text:style-name="T20">H</text:span><text:span text:style-name="T17"> und </text:span><text:span text:style-name="T20">M</text:span><text:span text:style-name="T17"> der Magnetostatik? Was sind die eigentlichen Messgröß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21">Welche physikalische Größe eignet sich besonders gut zur Klassifikation der magnetischen Materiali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8">Wodurch sind Dia- und Paramagnetismus ausgezeichnet, wodurch unterscheiden sie sich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einige typische Merkmale des Ferromagnetismus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Ferri- bzw. Antiferromagnetism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<text:span text:style-name="T1">A</text:span> und <text:span text:style-name="T1">H</text:span> an Grenzfläch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7">Wann ist es sinnvoll, ein skalares, magnetisches Potential zu definieren? Unter welchen Bedingungen genügt dieses einer Laplace- bzw. einer Poisson-Gleichung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as Magnetfeld einer homogen magnetisierten Kugel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6" svg:font-family="Ebrima"/>
    <style:font-face style:name="Ebrima3" svg:font-family="Ebrima" style:font-adornments="Regular"/>
    <style:font-face style:name="Ebrima4" svg:font-family="Ebrima" style:font-adornments="Standard"/>
    <style:font-face style:name="Calibri3" svg:font-family="Calibri" style:font-adornments="Regular" style:font-family-generic="swiss"/>
    <style:font-face style:name="Ebrima5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1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Tahoma2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05T23:17:10.987000000</dc:date>
    <meta:editing-duration>P0D</meta:editing-duration>
    <meta:editing-cycles>1</meta:editing-cycles>
    <meta:generator>LibreOffice/4.2.4.2$Windows_x86 LibreOffice_project/63150712c6d317d27ce2db16eb94c2f3d7b699f8</meta:generator>
    <meta:document-statistic meta:object-count="176"/>
  </office:meta>
</office:document-meta>
</file>